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list-style-name="L2"/>
    <style:style style:name="P3" style:family="paragraph" style:parent-style-name="Standard">
      <style:paragraph-properties fo:margin-left="0.5071in" fo:margin-right="0in" fo:text-indent="-0.0071in" style:auto-text-indent="false">
        <style:tab-stops/>
      </style:paragraph-properties>
    </style:style>
    <style:style style:name="P4" style:family="paragraph" style:parent-style-name="Standard" style:list-style-name="L3">
      <style:paragraph-properties fo:margin-left="0in" fo:margin-right="0in" fo:text-indent="0in" style:auto-text-indent="false">
        <style:tab-stops/>
      </style:paragraph-properties>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New" fo:font-style="normal" style:font-style-asian="normal" style:font-style-complex="normal"/>
    </style:style>
    <style:style style:name="T4" style:family="text">
      <style:text-properties style:font-name="Courier New" fo:font-style="italic" style:font-style-asian="italic" style:font-style-complex="italic"/>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Findings On Monk ETD</text:h>
      <text:p text:style-name="Standard"/>
      <text:list text:style-name="L2">
        <text:list-item>
          <text:p text:style-name="P2">Begin delimiter and end delimiter are always in pair.</text:p>
        </text:list-item>
        <text:list-item>
          <text:p text:style-name="P2"><text:span text:style-name="T1">Anchored</text:span> means the delimiter must appear at the current position. <text:s/>It applies to both begin and end delimiters.</text:p>
        </text:list-item>
        <text:list-item>
          <text:p text:style-name="P2"><text:span text:style-name="T1">Required</text:span> seems only apply to end delimiter at the terminator position, e.g., <text:span text:style-name="T2">{[a][b}</text:span> is valid if the end delimiter <text:span text:style-name="T2">']'</text:span> is not set as <text:span text:style-name="T1">required</text:span>.</text:p>
        </text:list-item>
        <text:list-item>
          <text:p text:style-name="P2">Optional node can appear either in the middle of a set of fields with same parent or at the end. <text:s/>If it appears at the end, the delimiter is not needed. <text:s/>If it appears in the middle, an input tag match is required.</text:p>
        </text:list-item>
        <text:list-item>
          <text:p text:style-name="P2">To make regular expression match work, please note that a single backslash is needed (proceeding the character) to make a character to have special meaning, such as <text:span text:style-name="T2">“\?”</text:span> for optional atom, <text:span text:style-name="T2">“\*”</text:span> for optional and repetitive atoms and <text:span text:style-name="T2">“\+”</text:span> for non-optional and repetitive atoms. <text:s/>So basically regular expression <text:span text:style-name="T2">“a\+”</text:span> represents one <text:span text:style-name="T2">'a'</text:span> or multiple <text:span text:style-name="T2">'a'</text:span>s. <text:s/>Also, in Monk's .ssc files a double-backslash is needed to represent a single backslash in regular expressions. <text:s/>For example, in order to represent regular expression <text:span text:style-name="T2">“a\+”</text:span>, string <text:span text:style-name="T2">“a\\+”</text:span> must be saved in the .ssc file or be entered using Monk ETD editor. <text:s/>This is very different than Java regular expression. <text:s/>In Java regular expression, backslash is used as an escape character and character <text:span text:style-name="T2">'?'</text:span>, <text:span text:style-name="T2">'+'</text:span> and <text:span text:style-name="T2">'*'</text:span> etc. have special meaning by default. <text:s/>In Monk, “\\\\” represents '\'; “\x..” represents char in byte value; “\t” represents tab; Special characters include but not limited to '.', '?', '*', '+', '^', '$', '(', ')', '{', '}', '[', ']'. <text:s/>All above special characters should be prefixed by “\\” to enable their special meaning.</text:p>
        </text:list-item>
        <text:list-item>
          <text:p text:style-name="P2"><text:span text:style-name="T1">Parent Precedence</text:span> (the <text:span text:style-name="T1">Pp</text:span> flag) means if a child delimiter is a subset of <text:s/>its parent delimiter, parent delimiter always takes precedence during parsing. <text:s/>This flag has no effect if the child node is a fixed length node.</text:p>
        </text:list-item>
        <text:list-item>
          <text:p text:style-name="P2">The length of a fixed length field can be undefined and the actual length is determined by a regular expression.</text:p>
        </text:list-item>
        <text:list-item>
          <text:p text:style-name="P2">If a parent node is a delimited field and the child node is a fixed length field, then the fixed length field always takes precedence over the parent delimited node regardless of the <text:span text:style-name="T1">Pp</text:span> flag setting.</text:p>
        </text:list-item>
        <text:list-item>
          <text:p text:style-name="P2">To make array (repetition) delimiter work, the node must be of 'ONA' type. <text:s/>It is a little weird that Monk ETD editor displays a node of 'ONA' type as a NodeSet with 'Separator Array Delimiter' checked.</text:p>
        </text:list-item>
        <text:list-item>
          <text:p text:style-name="P2">Violation of range checking's <text:span text:style-name="T1">At Most</text:span> constraint does not throw an exception. <text:s/>Only the <text:span text:style-name="T1">At Most</text:span> number of nodes are mapped.</text:p>
        </text:list-item>
        <text:list-item>
          <text:p text:style-name="P2"><text:span text:style-name="T1">EndOfRecord</text:span> means that a terminator delimiter is allowed but is not required in input and will always be presented in output (same as value <text:span text:style-name="T1">Favor</text:span> or <text:span text:style-name="T1">Cheer</text:span> for the terminator mode setting in Custom Encoder).</text:p>
        </text:list-item>
        <text:list-item>
          <text:p text:style-name="P2">Begin delimiter and end delimiter (maybe array delimiter too) can be overridden separately. <text:span text:style-name="T1">Overriding Repetition Delimiter</text:span> should only be applied to 'ONA' or 'ANA' node. <text:s/>Monk ETD Editor seems have a bug to have put <text:span text:style-name="T1">Overriding Repetition Delimiter</text:span> button on Node Properties instead of NodeSet properties.</text:p>
        </text:list-item>
        <text:list-item>
          <text:p text:style-name="P2">Scavenger character skipping logic only takes effect after an end delimiter is matched and before a begin delimiter <text:s/>(if there is any) is matched or before the data (if there is no begin delimiter) is matched.</text:p>
        </text:list-item>
        <text:list-item>
          <text:p text:style-name="P2"><text:span text:style-name="T1">Output First Character</text:span> will add the first character defined in <text:span text:style-name="T1">Scavenger Characters</text:span> to the beginning of the output field (even before begin delimiter if there is any).</text:p>
        </text:list-item>
        <text:list-item>
          <text:p text:style-name="P2">Marshal result will be rebuilt only when the node is touched. <text:s/>Otherwise it will just spit out the original thing in the input data including scavenger characters and delimiters etc. <text:s/>(VERY, VERY SUBTLE BEHAVIOR!!)</text:p>
        </text:list-item>
        <text:list-item>
          <text:p text:style-name="P2"><text:span text:style-name="T1">Child Appear In Any Order</text:span> flag plus <text:span text:style-name="T1">Group Repetition</text:span> flag supposedly should group children in any order in original input data together and in marshal result all children should be presented as grouped (but in testing it did not seem to do this). <text:s/><text:span text:style-name="T1">Group Repetition</text:span> flag shall not have any effect on <text:span text:style-name="T1">Sequence Order</text:span>.</text:p>
        </text:list-item>
        <text:list-item>
          <text:p text:style-name="P2"><text:span text:style-name="T1">N of N</text:span> means at least <text:span text:style-name="T2">N</text:span> (the first <text:span text:style-name="T3">N</text:span>) number of children should appear and no more than <text:span text:style-name="T2">N</text:span> (the second <text:span text:style-name="T2">N</text:span>) children should appear. <text:s/>It looks like that the parser does care what kinds of children have appeared. <text:s/>For example, if child definition of a node is <text:span text:style-name="T2">a? b* c* </text:span>and <text:span text:style-name="T1">N of N</text:span> is <text:span text:style-name="T2">2 of 3</text:span>, then “b b” in the input will not satisfy the constraint but “a b” will.</text:p>
        </text:list-item>
        <text:list-item>
          <text:p text:style-name="P2">For <text:span text:style-name="T1">Encoded Length</text:span>, <text:span text:style-name="T1">position</text:span> is the offset from the current position from which to look for the actual length. <text:s/>The actual length must include the number of bytes used to hold itself. <text:s/>For example, if <text:span text:style-name="T1">position</text:span> is 1 and <text:span text:style-name="T1">constant length</text:span> (for Encoded Length, this is the length of the actual length) is 3 and the data at the current position is <text:span text:style-name="T2">“ 009abcde”</text:span>, then the parser will use <text:span text:style-name="T1">position</text:span> and <text:span text:style-name="T1">constant length</text:span> information to find out the actual length (which is 9) and map the data from the current position. <text:s/>Why the actual length is 9 while the actual data is <text:span text:style-name="T2">“abcde”</text:span>? <text:s/>Because the actual length includes the number of bytes that are used to hold itself. <text:s/>Sounds interesting? <text:s/>This is how <text:span text:style-name="T1">Encoded Length</text:span> works right now.</text:p>
        </text:list-item>
        <text:list-item>
          <text:p text:style-name="P2"><text:span text:style-name="T1">Constant Length</text:span> may be negative. <text:s/>A negative <text:span text:style-name="T1">Constant Length</text:span> means that the length should be subtracted from the end of the event data. <text:s/>For example, if the event data is “{[ab]cdef}{12}” and the current position is 5, which is at character <text:span text:style-name="T2">'c'</text:span>, then <text:span text:style-name="T1">Constant Length</text:span> -5 will have the parser to extract and map data “cdef” because a negative length serves as the end position counted from the end of the event data for a fixed length field.</text:p>
        </text:list-item>
        <text:list-item>
          <text:p text:style-name="P2"><text:span text:style-name="T1">Offset</text:span> indicates the starting position of a fixed length field relative to its parent node's starting position.</text:p>
        </text:list-item>
        <text:list-item>
          <text:p text:style-name="P2">When <text:span text:style-name="T1">offset</text:span> and <text:span text:style-name="T1">position</text:span> (for encoded length) both present, <text:span text:style-name="T1">position</text:span> takes precedence over <text:span text:style-name="T1">offset</text:span> (meaning <text:span text:style-name="T1">encoded length</text:span> will be calculated first based on <text:span text:style-name="T1">position</text:span>, then <text:span text:style-name="T1">offset</text:span> will be used with <text:span text:style-name="T1">encoded length</text:span> to fetch the field value).</text:p>
        </text:list-item>
        <text:list-item>
          <text:p text:style-name="P2">Fixed length field may also have begin delimiter, which may or may not be anchored.</text:p>
        </text:list-item>
        <text:list-item>
          <text:p text:style-name="P2"><text:span text:style-name="T1">Exact Match – do not extend map</text:span> flag is for preventing parser from adding undefined nodes to the data tree if the actual data coming in has more nodes than what are defined in the metadata. For example, if the structure definition is as below:</text:p>
        </text:list-item>
      </text:list>
      <text:p text:style-name="Standard"/>
      <text:p text:style-name="Standard"><text:tab/>(root</text:p>
      <text:p text:style-name="Standard"><text:tab/><text:tab/>(a</text:p>
      <text:p text:style-name="Standard"><text:tab/><text:tab/><text:tab/>(b)</text:p>
      <text:p text:style-name="Standard"><text:tab/><text:tab/><text:tab/>(c)</text:p>
      <text:p text:style-name="Standard"><text:tab/><text:tab/>)</text:p>
      <text:p text:style-name="Standard"><text:tab/>)</text:p>
      <text:p text:style-name="Standard"><text:tab/></text:p>
      <text:p text:style-name="Standard"><text:tab/>and the default delimiter list is <text:span text:style-name="T2">'|'</text:span>, <text:span text:style-name="T2">'&amp;'</text:span>and the data coming in is <text:span text:style-name="T2">“mm&amp;oo&amp;pp”</text:span>, then,</text:p>
      <text:p text:style-name="Standard"/>
      <text:p text:style-name="Standard"><text:tab/>With <text:span text:style-name="T1">Exact Match – do not extend map</text:span> flag set to <text:span text:style-name="T2">f</text:span><text:span text:style-name="T4">alse</text:span>, the data tree will be:</text:p>
      <text:p text:style-name="Standard"/>
      <text:p text:style-name="Standard"><text:tab/>(root</text:p>
      <text:p text:style-name="Standard"><text:tab/><text:tab/>(a</text:p>
      <text:p text:style-name="Standard"><text:tab/><text:tab/><text:tab/>(b “mm”)</text:p>
      <text:p text:style-name="Standard"><text:tab/><text:tab/><text:tab/>(c “oo”)</text:p>
      <text:p text:style-name="Standard"><text:tab/><text:tab/><text:tab/>(undefined “pp”)</text:p>
      <text:p text:style-name="Standard"><text:tab/><text:tab/>)</text:p>
      <text:p text:style-name="Standard"><text:tab/>)</text:p>
      <text:p text:style-name="Standard"/>
      <text:p text:style-name="P3">while with <text:span text:style-name="T1">Exact Match – do not extend map</text:span> flag set to <text:span text:style-name="T2">true</text:span>, the parsing will fail because <text:span text:style-name="T2">“pp”</text:span> cannot be mapped to any defined node.</text:p>
      <text:p text:style-name="P3"/>
      <text:list text:style-name="L3">
        <text:list-item>
          <text:p text:style-name="P4">If <text:span text:style-name="T1">Output Default Data</text:span> is set on a non-optional field and the field is not set, then default value will be written out during marshal.</text:p>
        </text:list-item>
        <text:list-item>
          <text:p text:style-name="P4">The effect of the escape character is glob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4$Build-8945</meta:generator>
    <meta:initial-creator>Jun Xu</meta:initial-creator>
    <meta:creation-date>2007-12-10T12:20:29</meta:creation-date>
    <dc:creator>Jun Xu</dc:creator>
    <dc:date>2008-02-13T17:34:48</dc:date>
    <dc:language>en-US</dc:language>
    <meta:editing-cycles>110</meta:editing-cycles>
    <meta:editing-duration>P14DT9H21M38S</meta:editing-duration>
    <meta:user-defined meta:name="Info 1"/>
    <meta:user-defined meta:name="Info 2"/>
    <meta:user-defined meta:name="Info 3"/>
    <meta:user-defined meta:name="Info 4"/>
    <meta:document-statistic meta:table-count="0" meta:image-count="0" meta:object-count="0" meta:page-count="3" meta:paragraph-count="43" meta:word-count="1136" meta:character-count="6652"/>
  </office:meta>
</office:document-meta>
</file>